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8.0pt"/>
    </style:style>
    <style:style style:name="co5" style:family="table-column">
      <style:table-column-properties fo:break-before="auto" style:column-width="206.25pt"/>
    </style:style>
    <style:style style:name="co6" style:family="table-column">
      <style:table-column-properties fo:break-before="auto" style:column-width="179.25pt"/>
    </style:style>
    <style:style style:name="co7" style:family="table-column">
      <style:table-column-properties fo:break-before="auto" style:column-width="252.0pt"/>
    </style:style>
    <style:style style:name="co8" style:family="table-column">
      <style:table-column-properties fo:break-before="auto" style:column-width="249.75pt"/>
    </style:style>
    <style:style style:name="co9" style:family="table-column">
      <style:table-column-properties fo:break-before="auto" style:column-width="378.0pt"/>
    </style:style>
    <style:style style:name="co10" style:family="table-column">
      <style:table-column-properties fo:break-before="auto" style:column-width="388.5pt"/>
    </style:style>
    <style:style style:name="co11" style:family="table-column">
      <style:table-column-properties fo:break-before="auto" style:column-width="282.0pt"/>
    </style:style>
    <style:style style:name="co12" style:family="table-column">
      <style:table-column-properties fo:break-before="auto" style:column-width="273.0pt"/>
    </style:style>
    <style:style style:name="co13" style:family="table-column">
      <style:table-column-properties fo:break-before="auto" style:column-width="278.25pt"/>
    </style:style>
    <style:style style:name="co14" style:family="table-column">
      <style:table-column-properties fo:break-before="auto" style:column-width="127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0pt"/>
    </style:style>
    <style:style style:name="ro3" style:family="table-row">
      <style:table-row-properties fo:break-before="auto" style:row-height="319pt"/>
    </style:style>
    <style:style style:name="ro4" style:family="table-row">
      <style:table-row-properties fo:break-before="auto" style:row-height="26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89pt"/>
    </style:style>
    <style:style style:name="ro7" style:family="table-row">
      <style:table-row-properties fo:break-before="auto" style:row-height="77pt"/>
    </style:style>
    <style:style style:name="ro8" style:family="table-row">
      <style:table-row-properties fo:break-before="auto" style:row-height="51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FF0000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5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0" table:default-cell-style-name="Default" table:number-columns-repeated="1009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ookHisto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Historial Libros</text:p>
          </table:table-cell>
          <table:table-cell table:style-name="ce23" office:value-type="string">
            <text:p>Historique des livres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1" office:value-type="string">
            <text:p>Sempre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1" office:value-type="string">
            <text:p>Mai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1" office:value-type="string">
            <text:p>Obrir Llibre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1" office:value-type="string">
            <text:p>Tancar Llibre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BrowseFolder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number-columns-repeated="12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Error, el archivo destino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number-columns-repeated="6" table:style-name="ce23"/>
          <table:table-cell table:style-name="ce23" office:value-type="string">
            <text:p>შეცდომა წიგნის ჩატვირთვისას</text:p>
          </table:table-cell>
          <table:table-cell table:number-columns-repeated="5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number-columns-repeated="12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OK</text:p>
          </table:table-cell>
          <table:table-cell table:style-name="ce23" office:value-type="string">
            <text:p>OK</text:p>
          </table:table-cell>
          <table:table-cell table:number-columns-repeated="12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Libros por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Просмотр файловой системы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1" office:value-type="string">
            <text:p>Carpetes</text:p>
          </table:table-cell>
          <table:table-cell/>
          <table:table-cell table:style-name="ce23" office:value-type="string">
            <text:p>Ordner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number-columns-repeated="2"/>
          <table:table-cell table:style-name="ce23"/>
          <table:table-cell/>
          <table:table-cell table:style-name="ce23"/>
          <table:table-cell/>
          <table:table-cell table:number-columns-repeated="6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number-columns-repeated="2"/>
          <table:table-cell table:style-name="ce23"/>
          <table:table-cell/>
          <table:table-cell table:style-name="ce23"/>
          <table:table-cell/>
          <table:table-cell table:number-columns-repeated="6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AND_RESCAN</text:p>
          </table:table-cell>
          <table:table-cell table:style-name="ce23" office:value-type="string">
            <text:p>Copy &amp; Rescan Internal Memory</text:p>
          </table:table-cell>
          <table:table-cell table:style-name="ce23" office:value-type="string">
            <text:p>Copia i Escaneja memòria interna</text:p>
          </table:table-cell>
          <table:table-cell table:style-name="ce23" office:value-type="string">
            <text:p>Zkopírovat a znovunačíst vnitřní paměť</text:p>
          </table:table-cell>
          <table:table-cell table:style-name="ce23" office:value-type="string">
            <text:p>Kopieren &amp; internen Speicher erneut scannen</text:p>
          </table:table-cell>
          <table:table-cell table:style-name="ce23" office:value-type="string">
            <text:p>Copiar y escanear la Memoria Interna</text:p>
          </table:table-cell>
          <table:table-cell table:style-name="ce23" office:value-type="string">
            <text:p>Copie &amp; Rescan mémoire interne</text:p>
          </table:table-cell>
          <table:table-cell table:style-name="ce23" office:value-type="string">
            <text:p>Copia &amp; Rileggi la Memoria Interna</text:p>
          </table:table-cell>
          <table:table-cell table:style-name="ce23" office:value-type="string">
            <text:p>შიდა მეხსიერებაში კოპირება+დასკანირება</text:p>
          </table:table-cell>
          <table:table-cell table:style-name="ce23" office:value-type="string">
            <text:p>Copy &amp; Rescan Internal Memory</text:p>
          </table:table-cell>
          <table:table-cell table:style-name="ce23" office:value-type="string">
            <text:p>Copiar e escanear a Memória Interna</text:p>
          </table:table-cell>
          <table:table-cell table:style-name="ce23" office:value-type="string">
            <text:p>Скопировать + сканировать память</text:p>
          </table:table-cell>
          <table:table-cell table:style-name="ce23" office:value-type="string">
            <text:p>Копіювання та сканування внутрішньої пам'яті</text:p>
          </table:table-cell>
          <table:table-cell table:style-name="ce23" office:value-type="string">
            <text:p>拷贝到内部存储并更新书本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AND_RESCAN_COMMENT</text:p>
          </table:table-cell>
          <table:table-cell table:style-name="ce23" office:value-type="string">
            <text:p>Copies file to the internal memory and rescans books</text:p>
          </table:table-cell>
          <table:table-cell table:style-name="ce23" office:value-type="string">
            <text:p>Copia arxius a l'arrel de la Memòria Interna i escaneja</text:p>
          </table:table-cell>
          <table:table-cell table:style-name="ce23" office:value-type="string">
            <text:p>Kopíruje data do vnitřní paměti and znovunačítá knihy</text:p>
          </table:table-cell>
          <table:table-cell table:style-name="ce23" office:value-type="string">
            <text:p>Kopiert Datei in das Stammverzeichnis des internen Speichers und scannt erneut</text:p>
          </table:table-cell>
          <table:table-cell table:style-name="ce23" office:value-type="string">
            <text:p>Copiar a la raíz de la Memoria Interna y escanear</text:p>
          </table:table-cell>
          <table:table-cell table:style-name="ce23" office:value-type="string">
            <text:p>Copie de fichiers à la racine de la mémoire interne et rescan</text:p>
          </table:table-cell>
          <table:table-cell table:style-name="ce23" office:value-type="string">
            <text:p>Copia file nella root della Memoria Interna e scansiona libri</text:p>
          </table:table-cell>
          <table:table-cell table:style-name="ce23" office:value-type="string">
            <text:p>აკოპირებს ფაილს შ.მ.-ში და იწყებს სკანირებას</text:p>
          </table:table-cell>
          <table:table-cell table:style-name="ce23" office:value-type="string">
            <text:p>Copies file to the internal memory root and rescans books</text:p>
          </table:table-cell>
          <table:table-cell table:style-name="ce23" office:value-type="string">
            <text:p>Copiar arquivos para a raiz da memória interna e rescanear livros</text:p>
          </table:table-cell>
          <table:table-cell table:style-name="ce23" office:value-type="string">
            <text:p>Скопировать файл и просканировать всю память</text:p>
          </table:table-cell>
          <table:table-cell table:style-name="ce23" office:value-type="string">
            <text:p>Копіювання файлу на внутрішній корінь пам'яті і пересканує книги</text:p>
          </table:table-cell>
          <table:table-cell table:style-name="ce23" office:value-type="string">
            <text:p>把文件拷贝到内部存储的根目录并更新书本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о внутреннюю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de fichiers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енней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</text:p>
          </table:table-cell>
          <table:table-cell table:number-columns-repeated="11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через монтирование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Escaneo Memoria Interna</text:p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еннюю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через монтирование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Escaneo de tarjetas SD/MS</text:p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1" office:value-type="string">
            <text:p>Carpetes Preferides</text:p>
          </table:table-cell>
          <table:table-cell/>
          <table:table-cell table:style-name="ce23" office:value-type="string">
            <text:p>Nur bevorzugte Ordner</text:p>
          </table:table-cell>
          <table:table-cell table:style-name="ce21" office:value-type="string">
            <text:p>Carpetas preferid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experimental)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 (experimentální)</text:p>
          </table:table-cell>
          <table:table-cell table:style-name="ce23" office:value-type="string">
            <text:p>SD/Memory Stick mounten (experimentell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 (sperimentale)</text:p>
          </table:table-cell>
          <table:table-cell table:style-name="ce23" office:value-type="string">
            <text:p>Use mount with SD/MS (experimental)</text:p>
          </table:table-cell>
          <table:table-cell table:style-name="ce23" office:value-type="string">
            <text:p>Use Mount with SD/MS (experimental)</text:p>
          </table:table-cell>
          <table:table-cell table:style-name="ce23" office:value-type="string">
            <text:p>Usar montagem com SD/MS (experimental)</text:p>
          </table:table-cell>
          <table:table-cell table:style-name="ce23" office:value-type="string">
            <text:p>Монтировать SD/MS (экспериментально)</text:p>
          </table:table-cell>
          <table:table-cell table:style-name="ce23" office:value-type="string">
            <text:p>Використання установки з SD/MS (експериментально)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Beim Sortieren 'titleSorter' benutzen</text:p>
          </table:table-cell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Nach Autor, Namen vertauscht</text:p>
          </table:table-cell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Nach Autor, dann Titel</text:p>
          </table:table-cell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jména souboru</text:p>
          </table:table-cell>
          <table:table-cell table:style-name="ce23" office:value-type="string">
            <text:p>Nach Dateiname</text:p>
          </table:table-cell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1" office:value-type="string">
            <text:p>Per nom d'arxiu mostrant comentari</text:p>
          </table:table-cell>
          <table:table-cell/>
          <table:table-cell table:style-name="ce23" office:value-type="string">
            <text:p>Nach Dateiname, im Kommentar</text:p>
          </table:table-cell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Название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number-columns-repeated="6" table:style-name="ce25"/>
          <table:table-cell table:style-name="ce23" office:value-type="string">
            <text:p>გამ (ჩატვირთე კეში)</text:p>
          </table:table-cell>
          <table:table-cell table:number-columns-repeated="2" table:style-name="ce25"/>
          <table:table-cell table:style-name="ce23" office:value-type="string">
            <text:p>Отключено (подгружать кэш)</text:p>
          </table:table-cell>
          <table:table-cell table:number-columns-repeated="2" table:style-name="ce25"/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alc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Calculator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nvert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onverting fb2 to epub...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Error converting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1-30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(normally takes 1-30s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Opening book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r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ü-Einstellungen</text:p>
          </table:table-cell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Darstellungsoptionen</text:p>
          </table:table-cell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器选项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1" office:value-type="string">
            <text:p>Cal reiniciar</text:p>
          </table:table-cell>
          <table:table-cell/>
          <table:table-cell table:style-name="ce23" office:value-type="string">
            <text:p>Neustarten um Änderungen anzuwenden</text:p>
          </table:table-cell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iele &amp; Werkzeuge</text:p>
          </table:table-cell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1" office:value-type="string">
            <text:p>Més</text:p>
          </table:table-cell>
          <table:table-cell/>
          <table:table-cell table:style-name="ce23" office:value-type="string">
            <text:p>Mehr</text:p>
          </table:table-cell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number-columns-repeated="2"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Einstellungen</text:p>
          </table:table-cell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1" office:value-type="string">
            <text:p>Config. PRS+</text:p>
          </table:table-cell>
          <table:table-cell/>
          <table:table-cell table:style-name="ce23" office:value-type="string">
            <text:p>PRS+ Einst.</text:p>
          </table:table-cell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Dictiona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örterbuch öffnen</text:p>
          </table:table-cell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örterbuch-Datei</text:p>
          </table:table-cell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örterbuch</text:p>
          </table:table-cell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er defecte</text:p>
          </table:table-cell>
          <table:table-cell/>
          <table:table-cell table:style-name="ce23" office:value-type="string">
            <text:p>Default</text:p>
          </table:table-cell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örterbuch ist deaktiviert!</text:p>
          </table:table-cell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örterbuch-Datei existiert nicht!</text:p>
          </table:table-cell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EpubUserSty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Bücher nach Ändern neu öffnen!</text:p>
          </table:table-cell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PUB benutzerdefinierter Stil (CSS-Datei)</text:p>
          </table:table-cell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KeyBinding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number-columns-repeated="10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number-columns-repeated="10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number-columns-repeated="10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number-columns-repeated="10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number-columns-repeated="10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number-columns-repeated="10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number-columns-repeated="10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number-columns-repeated="10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number-columns-repeated="10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number-columns-repeated="10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Unten links 'weiter'</text:p>
          </table:table-cell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Unten links 'zurück'</text:p>
          </table:table-cell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Lesezeichen-Taste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1" office:value-type="string">
            <text:p>Inici</text:p>
          </table:table-cell>
          <table:table-cell/>
          <table:table-cell table:style-name="ce23" office:value-type="string">
            <text:p>Home-Taste</text:p>
          </table:table-cell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halten</text:p>
          </table:table-cell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halten</text:p>
          </table:table-cell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halten</text:p>
          </table:table-cell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halten</text:p>
          </table:table-cell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halten</text:p>
          </table:table-cell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halten</text:p>
          </table:table-cell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halten</text:p>
          </table:table-cell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halten</text:p>
          </table:table-cell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halten</text:p>
          </table:table-cell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halten</text:p>
          </table:table-cell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Unten links 'weiter' halten</text:p>
          </table:table-cell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Unten links 'zurück' halten</text:p>
          </table:table-cell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Lesezeichen-Taste halten</text:p>
          </table:table-cell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1" office:value-type="string">
            <text:p>Mantenir Inici</text:p>
          </table:table-cell>
          <table:table-cell/>
          <table:table-cell table:style-name="ce23" office:value-type="string">
            <text:p>Home-Taste halten</text:p>
          </table:table-cell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tte halten</text:p>
          </table:table-cell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1" office:value-type="string">
            <text:p>Mantenir joypad abaix</text:p>
          </table:table-cell>
          <table:table-cell/>
          <table:table-cell table:style-name="ce23" office:value-type="string">
            <text:p>Joypad runter halten</text:p>
          </table:table-cell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1" office:value-type="string">
            <text:p>Mantenir joypad esquerra</text:p>
          </table:table-cell>
          <table:table-cell/>
          <table:table-cell table:style-name="ce23" office:value-type="string">
            <text:p>Joypad links halten</text:p>
          </table:table-cell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1" office:value-type="string">
            <text:p>Mantenir joypad dreta</text:p>
          </table:table-cell>
          <table:table-cell/>
          <table:table-cell table:style-name="ce23" office:value-type="string">
            <text:p>Joypad rechts halten</text:p>
          </table:table-cell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1" office:value-type="string">
            <text:p>Mantenir joypad amunt</text:p>
          </table:table-cell>
          <table:table-cell/>
          <table:table-cell table:style-name="ce23" office:value-type="string">
            <text:p>Joypad hoch halten</text:p>
          </table:table-cell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ü-Taste halten</text:p>
          </table:table-cell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Меню/Возврат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Seite 'weiter' halten</text:p>
          </table:table-cell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de droite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Seite 'zurück' halten</text:p>
          </table:table-cell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de droite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Zoom-Taste halten</text:p>
          </table:table-cell>
          <table:table-cell table:style-name="ce23" office:value-type="string">
            <text:p>Mantener zoom</text:p>
          </table:table-cell>
          <table:table-cell table:style-name="ce23" office:value-type="string">
            <text:p>Maintenir zoom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Lautstärke - halten</text:p>
          </table:table-cell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Lautstärke + halten</text:p>
          </table:table-cell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tt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runter</text:p>
          </table:table-cell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hoch</text:p>
          </table:table-cell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ü-Taste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Меню/Возврат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Seite 'weiter'</text:p>
          </table:table-cell>
          <table:table-cell table:style-name="ce23" office:value-type="string">
            <text:p>Lateral 'siguiente'</text:p>
          </table:table-cell>
          <table:table-cell table:style-name="ce23" office:value-type="string">
            <text:p>'Suivant' barre de droite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Seite 'zurück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de droite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Zoom-Taste</text:p>
          </table:table-cell>
          <table:table-cell table:number-columns-repeated="2" table:style-name="ce23" office:value-type="string">
            <text:p>Zoom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Lautstärke -</text:p>
          </table:table-cell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Lautstärke +</text:p>
          </table:table-cell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rdwer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Bindet Aktionen an Tasten</text:p>
          </table:table-cell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вать действия кнопкам ридера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do momento</text:p>
          </table:table-cell>
          <table:table-cell table:style-name="ce23" office:value-type="string">
            <text:p>À tout moment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number-columns-repeated="2"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Im Buch</text:p>
          </table:table-cell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m Menü</text:p>
          </table:table-cell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-Tasten</text:p>
          </table:table-cell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sche Tasten</text:p>
          </table:table-cell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Andere Tasten</text:p>
          </table:table-cell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Tasteneinstellungen</text:p>
          </table:table-cell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Lautstärke-Tasten</text:p>
          </table:table-cell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diaTa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Mark 1 (check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Mark 2 (star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Mark 3 (circle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Mark 4 (square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Mark 5 (triangle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Mark Position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Mark Books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Botto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Left (over icon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Right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aption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Überschriften-Stil</text:p>
          </table:table-cell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Immer groß</text:p>
          </table:table-cell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Immer klein</text:p>
          </table:table-cell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rd</text:p>
          </table:table-cell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ustomiz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style-name="ce23" office:value-type="string">
            <text:p>Действие меню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enu Ite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number-columns-repeated="2"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Separator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ció</text:p>
          </table:table-cell>
          <table:table-cell table:number-columns-repeated="2" table:style-name="ce23" office:value-type="string">
            <text:p>Slot</text:p>
          </table:table-cell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Slo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Menu Customizer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Fixed slo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defaul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Выключе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е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yes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eensho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Screenshot erstellen</text:p>
          </table:table-cell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Fehler beim Speichern</text:p>
          </table:table-cell>
          <table:table-cell table:style-name="ce23" office:value-type="string">
            <text:p>Fallo en captura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m Internen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3"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Fortschrittsanzeige</text:p>
          </table:table-cell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Speichern</text:p>
          </table:table-cell>
          <table:table-cell table:style-name="ce23" office:value-type="string">
            <text:p>Salvar en...</text:p>
          </table:table-cell>
          <table:table-cell table:style-name="ce23" office:value-type="string">
            <text:p>Enregistrer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peichere nach </text:p>
          </table:table-cell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auf 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ollbarAlphabe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</text:p>
          </table:table-cell>
          <table:table-cell table:number-columns-repeated="2" table:style-name="ce23" office:value-type="string">
            <text:p>Alphabet</text:p>
          </table:table-cell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splaçament de l'Abecedari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number-columns-repeated="2"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default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ndardActions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1" office:value-type="string">
            <text:p>Continuar Llegint</text:p>
          </table:table-cell>
          <table:table-cell/>
          <table:table-cell table:style-name="ce23" office:value-type="string">
            <text:p>Lesen fortsetzen</text:p>
          </table:table-cell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erknüpfung folgen</text:p>
          </table:table-cell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Nächstes im Verlauf</text:p>
          </table:table-cell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Nächste Seite</text:p>
          </table:table-cell>
          <table:table-cell table:style-name="ce23" office:value-type="string">
            <text:p>Siguiente página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Nächstes Lied</text:p>
          </table:table-cell>
          <table:table-cell table:style-name="ce23" office:value-type="string">
            <text:p>Siguiente canción</text:p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Inhaltsverzeichnis öffnen</text:p>
          </table:table-cell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Открыть оглавление</text:p>
          </table:table-cell>
          <table:table-cell table:style-name="ce23" office:value-type="string">
            <text:p>Відкрити TOC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heriges im Verlauf</text:p>
          </table:table-cell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herige Seit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heriges Lied</text:p>
          </table:table-cell>
          <table:table-cell table:style-name="ce23" office:value-type="string">
            <text:p>Anterior canción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Gerät ausschalte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Отключить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1" office:value-type="string">
            <text:p>Menú Anterior </text:p>
          </table:table-cell>
          <table:table-cell/>
          <table:table-cell table:style-name="ce23" office:value-type="string">
            <text:p>Vorheriges Menü (zurück / hoch)</text:p>
          </table:table-cell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Открыть 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1" office:value-type="string">
            <text:p>Obrir Opcions</text:p>
          </table:table-cell>
          <table:table-cell/>
          <table:table-cell table:style-name="ce23" office:value-type="string">
            <text:p>Optionen öffnen</text:p>
          </table:table-cell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Открыть настройки</text:p>
          </table:table-cell>
          <table:table-cell table:style-name="ce23" office:value-type="string">
            <text:p>Відкрити опції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1" office:value-type="string">
            <text:p>Anar a Inici</text:p>
          </table:table-cell>
          <table:table-cell/>
          <table:table-cell table:style-name="ce23" office:value-type="string">
            <text:p>Zur Startseite</text:p>
          </table:table-cell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Вернутся в 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1" office:value-type="string">
            <text:p>Girar</text:p>
          </table:table-cell>
          <table:table-cell/>
          <table:table-cell table:style-name="ce23" office:value-type="string">
            <text:p>Rotieren</text:p>
          </table:table-cell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1" office:value-type="string">
            <text:p>Girar 0°</text:p>
          </table:table-cell>
          <table:table-cell/>
          <table:table-cell table:style-name="ce23" office:value-type="string">
            <text:p>Rotiere 0°</text:p>
          </table:table-cell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1" office:value-type="string">
            <text:p>Girar 90°</text:p>
          </table:table-cell>
          <table:table-cell/>
          <table:table-cell table:style-name="ce23" office:value-type="string">
            <text:p>Rotiere 90°</text:p>
          </table:table-cell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1" office:value-type="string">
            <text:p>Girar 180°</text:p>
          </table:table-cell>
          <table:table-cell/>
          <table:table-cell table:style-name="ce23" office:value-type="string">
            <text:p>Rotiere 180°</text:p>
          </table:table-cell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1" office:value-type="string">
            <text:p>Girar 270°</text:p>
          </table:table-cell>
          <table:table-cell/>
          <table:table-cell table:style-name="ce23" office:value-type="string">
            <text:p>Rotiere 270°</text:p>
          </table:table-cell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1" office:value-type="string">
            <text:p>Girar en sentit antihorari</text:p>
          </table:table-cell>
          <table:table-cell/>
          <table:table-cell table:style-name="ce23" office:value-type="string">
            <text:p>Rotiere gegen Uhrzeigersinn</text:p>
          </table:table-cell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1" office:value-type="string">
            <text:p>Girar en sentit horari</text:p>
          </table:table-cell>
          <table:table-cell/>
          <table:table-cell table:style-name="ce23" office:value-type="string">
            <text:p>Rotiere im Uhrzeigersinn</text:p>
          </table:table-cell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1" office:value-type="string">
            <text:p>Buscar</text:p>
          </table:table-cell>
          <table:table-cell/>
          <table:table-cell table:style-name="ce23" office:value-type="string">
            <text:p>Suchen</text:p>
          </table:table-cell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1" office:value-type="string">
            <text:p>Mida</text:p>
          </table:table-cell>
          <table:table-cell/>
          <table:table-cell table:style-name="ce23" office:value-type="string">
            <text:p>Größe</text:p>
          </table:table-cell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rdaktionen</text:p>
          </table:table-cell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StatusBa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Status Bar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Clock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Uhr ein-/ausschalten</text:p>
          </table:table-cell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number-columns-repeated="10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Zeitansicht</text:p>
          </table:table-cell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Zeitanzeige</text:p>
          </table:table-cell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number-columns-repeated="10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Uhr</text:p>
          </table:table-cell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 Stunden</text:p>
          </table:table-cell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 Stunden</text:p>
          </table:table-cell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AUS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Nur im Menü anzeigen</text:p>
          </table:table-cell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Nur beim Lesen anzeigen</text:p>
          </table:table-cell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PageInde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-Modus in Büchern</text:p>
          </table:table-cell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-Modus im Menü</text:p>
          </table:table-cell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-Stil in Büchern</text:p>
          </table:table-cell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-Stil im Menü</text:p>
          </table:table-cell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ie anzeigen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Nicht bei einzelner Seite anzeigen</text:p>
          </table:table-cell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on</text:p>
          </table:table-cell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number-columns-repeated="2" table:style-name="ce23" office:value-type="string">
            <text:p>of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Seiten-Index</text:p>
          </table:table-cell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Seiten pro Minute)</text:p>
          </table:table-cell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Zeit bis Buch-Ende)</text:p>
          </table:table-cell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SpM / Zeit bis Buch-Ende)</text:p>
          </table:table-cell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Encodin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number-columns-repeated="2" table:style-name="ce23" office:value-type="string">
            <text:p>Latin</text:p>
          </table:table-cell>
          <table:table-cell table:style-name="ce23" office:value-type="string">
            <text:p>Latim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Benötigt Neustart!</text:p>
          </table:table-cell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生效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TXT- und RTF-Bücher Codierung</text:p>
          </table:table-cell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Carácteres rusos (W-1251)</text:p>
          </table:table-cell>
          <table:table-cell table:style-name="ce23" office:value-type="string">
            <text:p>Russe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ა (Windows-1251)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rdgröße</text:p>
          </table:table-cell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ße Schrift (L)</text:p>
          </table:table-cell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ttlere Schrift (M)</text:p>
          </table:table-cell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e Schrift (S)</text:p>
          </table:table-cell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ücher,1 Buch,Kein Buch</text:p>
          </table:table-cell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ivros,1 livro,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Einstellungen,1 Einstellung,Keine Einstellung</text:p>
          </table:table-cell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Ajustes,1 ajuste,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无</text:p>
          </table:table-cell>
          <table:table-cell table:number-columns-repeated="1009"/>
        </table:table-row>
        <table:table-row table:style-name="ro0" table:number-rows-repeated="10483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